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family="drawing-page" style:name="stylePage1">
      <style:drawing-page-properties/>
    </style:style>
    <style:style style:name="gr1r0" style:family="table-row">
      <style:table-row-properties style:row-height="2.469cm"/>
    </style:style>
    <style:style style:name="gr1r0c0" style:family="table-cell">
      <style:graphic-properties draw:fill="gradient" draw:fill-gradient-name="gradient_3111685e1c6178a6298946f9acfa007c"/>
      <style:paragraph-properties fo:border="0.57pt none #000000"/>
    </style:style>
    <style:style style:name="gr1r0c1" style:family="table-cell">
      <style:graphic-properties draw:fill="gradient" draw:fill-gradient-name="gradient_3111685e1c6178a6298946f9acfa007c"/>
      <style:paragraph-properties fo:border="0.57pt none #000000"/>
    </style:style>
    <style:style style:name="gr1r0c2" style:family="table-cell">
      <style:graphic-properties draw:fill="gradient" draw:fill-gradient-name="gradient_3111685e1c6178a6298946f9acfa007c"/>
      <style:paragraph-properties fo:border="0.57pt none #000000"/>
    </style:style>
    <style:style style:name="gr2r0" style:family="table-row">
      <style:table-row-properties style:row-height="1.764cm"/>
    </style:style>
    <style:style style:name="gr2r0c0" style:family="table-cell">
      <style:graphic-properties draw:fill="gradient" draw:fill-gradient-name="gradient_3111685e1c6178a6298946f9acfa007c"/>
      <style:paragraph-properties fo:border="0.57pt none #000000"/>
    </style:style>
    <style:style style:name="gr2r0c1" style:family="table-cell">
      <style:graphic-properties draw:fill="gradient" draw:fill-gradient-name="gradient_3111685e1c6178a6298946f9acfa007c"/>
      <style:paragraph-properties fo:border="0.57pt none #000000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2">
      <style:drawing-page-properties/>
    </style:style>
    <style:style style:name="gr4r0" style:family="table-row">
      <style:table-row-properties style:row-height="2.469cm"/>
    </style:style>
    <style:style style:name="gr4r0c0" style:family="table-cell">
      <style:graphic-properties draw:fill="gradient" draw:fill-gradient-name="gradient_3111685e1c6178a6298946f9acfa007c"/>
      <style:paragraph-properties fo:border="0.57pt none #000000"/>
    </style:style>
    <style:style style:name="gr4r0c1" style:family="table-cell">
      <style:graphic-properties draw:fill="gradient" draw:fill-gradient-name="gradient_3111685e1c6178a6298946f9acfa007c"/>
      <style:paragraph-properties fo:border="0.57pt none #000000"/>
    </style:style>
    <style:style style:name="gr4r0c2" style:family="table-cell">
      <style:graphic-properties draw:fill="gradient" draw:fill-gradient-name="gradient_3111685e1c6178a6298946f9acfa007c"/>
      <style:paragraph-properties fo:border="0.57pt none #000000"/>
    </style:style>
    <style:style style:name="gr5r0" style:family="table-row">
      <style:table-row-properties style:row-height="1.764cm"/>
    </style:style>
    <style:style style:name="gr5r0c0" style:family="table-cell">
      <style:graphic-properties draw:fill="gradient" draw:fill-gradient-name="gradient_3111685e1c6178a6298946f9acfa007c"/>
      <style:paragraph-properties fo:border="0.57pt none #000000"/>
    </style:style>
    <style:style style:name="gr5r0c1" style:family="table-cell">
      <style:graphic-properties draw:fill="gradient" draw:fill-gradient-name="gradient_3111685e1c6178a6298946f9acfa007c"/>
      <style:paragraph-properties fo:border="0.57pt none #000000"/>
    </style:style>
    <style:style style:family="drawing-page" style:name="stylePage3">
      <style:drawing-page-properties/>
    </style:style>
    <style:style style:name="gr6r0" style:family="table-row">
      <style:table-row-properties style:row-height="2.469cm"/>
    </style:style>
    <style:style style:name="gr6r0c0" style:family="table-cell">
      <style:graphic-properties draw:fill="gradient" draw:fill-gradient-name="gradient_3111685e1c6178a6298946f9acfa007c"/>
      <style:paragraph-properties fo:border="0.57pt none #000000"/>
    </style:style>
    <style:style style:name="gr6r0c1" style:family="table-cell">
      <style:graphic-properties draw:fill="gradient" draw:fill-gradient-name="gradient_3111685e1c6178a6298946f9acfa007c"/>
      <style:paragraph-properties fo:border="0.57pt none #000000"/>
    </style:style>
    <style:style style:name="gr6r0c2" style:family="table-cell">
      <style:graphic-properties draw:fill="gradient" draw:fill-gradient-name="gradient_3111685e1c6178a6298946f9acfa007c"/>
      <style:paragraph-properties fo:border="0.57pt none #000000"/>
    </style:style>
    <style:style style:name="gr7r0" style:family="table-row">
      <style:table-row-properties style:row-height="1.764cm"/>
    </style:style>
    <style:style style:name="gr7r0c0" style:family="table-cell">
      <style:graphic-properties draw:fill="gradient" draw:fill-gradient-name="gradient_3111685e1c6178a6298946f9acfa007c"/>
      <style:paragraph-properties fo:border="0.57pt none #000000"/>
    </style:style>
    <style:style style:name="gr7r0c1" style:family="table-cell">
      <style:graphic-properties draw:fill="gradient" draw:fill-gradient-name="gradient_3111685e1c6178a6298946f9acfa007c"/>
      <style:paragraph-properties fo:border="0.57pt none #000000"/>
    </style:style>
    <style:style style:name="gr8" style:family="graphic" style:parent-style-name="standard">
      <style:graphic-properties draw:fill="none" draw:fill-color="#FFFFFF" draw:stroke="none" fo:wrap-option="wrap"/>
    </style:style>
    <style:style style:name="gr9r0" style:family="table-row">
      <style:table-row-properties style:row-height="1.411cm"/>
    </style:style>
    <style:style style:name="gr9r0c0" style:family="table-cell">
      <style:graphic-properties/>
      <style:paragraph-properties fo:border="0.57pt none #000000"/>
    </style:style>
    <style:style style:name="gr9r0c1" style:family="table-cell">
      <style:graphic-properties/>
      <style:paragraph-properties fo:border="0.57pt none #000000"/>
    </style:style>
    <style:style style:name="gr9r0c2" style:family="table-cell">
      <style:graphic-properties draw:fill="gradient" draw:fill-gradient-name="gradient_9022d872c52ad1037ed2de21f84c3b2d"/>
      <style:paragraph-properties fo:border="1.14pt solid #52302d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72200e6174fae164a281afea57b5073" style:family="paragraph">
      <style:paragraph-properties fo:text-align="left"/>
    </style:style>
    <style:style style:name="P_ad05015e6e0bba4895e5a19f3272a407" style:family="paragraph">
      <style:paragraph-properties fo:text-align="right"/>
    </style:style>
    <style:style style:name="P_bee96542aefb3c142f48a9ac73643671" style:family="paragraph">
      <style:paragraph-properties fo:text-align="right"/>
    </style:style>
    <style:style style:name="T_bb1dfa89749d5f460b1698d5d29aecf3" style:family="text">
      <style:text-properties fo:color="#000000" fo:font-family="Calibri" fo:font-size="10pt" fo:font-weight="bold" fo:language="en-US"/>
    </style:style>
    <style:style style:name="T_1bcba7cf93ac505953e7e514ba894d44" style:family="text">
      <style:text-properties fo:color="#ffffff" fo:font-family="Calibri" fo:font-size="12pt" fo:language="en-US"/>
    </style:style>
    <style:style style:name="T_7f80d7bb0b19b68ab30f98824bcd1d21" style:family="text">
      <style:text-properties fo:color="#ffffff" fo:font-family="Calibri" fo:font-size="12pt" fo:language="en-US"/>
    </style:style>
    <style:style style:name="T_45555564ec2533df8b1e21b4926e5ee7" style:family="text">
      <style:text-properties fo:color="#ffffff" fo:font-family="Calibri" fo:font-size="12pt" fo:language="en-US"/>
    </style:style>
    <style:style style:name="T_82d34f496eaa9e9e668f463d1f7603c3" style:family="text">
      <style:text-properties fo:color="#000000" fo:font-family="Calibri" fo:font-size="14pt" fo:language="en-US"/>
    </style:style>
    <style:style style:name="T_372c12346c20b33ee19f5319e4dff524" style:family="text">
      <style:text-properties fo:color="#000000" fo:font-family="Calibri" fo:font-size="14pt" fo:language="en-US"/>
    </style:style>
    <style:style style:name="T_04270bdf032a0e517a317034a32950a3" style:family="text">
      <style:text-properties fo:color="#000000" fo:font-family="Calibri" fo:font-size="14pt" fo:language="en-US"/>
    </style:style>
    <style:style style:name="T_349a57dc2a9644957745cb9970ce6309" style:family="text">
      <style:text-properties fo:color="#ffffff" fo:font-family="Calibri" fo:font-size="12pt" fo:language="en-US"/>
    </style:style>
    <style:style style:name="T_9311814e4b9b79e4ca3250204dd21f91" style:family="text">
      <style:text-properties fo:color="#ffffff" fo:font-family="Calibri" fo:font-size="12pt" fo:language="en-US"/>
    </style:style>
    <style:style style:name="T_4669047ea210c9bf4b4d718ed36e9a18" style:family="text">
      <style:text-properties fo:color="#000000" fo:font-family="Calibri" fo:font-size="16pt" fo:language="en-US"/>
    </style:style>
    <style:style style:name="T_5b1466834ad8516462a61805a2e071a2" style:family="text">
      <style:text-properties fo:color="#000000" fo:font-family="Calibri" fo:font-size="16pt" fo:language="en-US"/>
    </style:style>
    <style:style style:name="T_7577cf904387cd2e97eee95917fa5a3e" style:family="text">
      <style:text-properties fo:color="#52302d" fo:font-family="Calibri" fo:font-size="16pt" fo:font-weight="bold" fo:language="en-US"/>
    </style:style>
    <style:style style:name="T_86932bb59ce56cf71c2541f7afb252c2" style:family="text">
      <style:text-properties fo:color="#000000" fo:font-family="Calibri" fo:font-size="16pt" fo:font-weight="bold" fo:language="en-US"/>
    </style:style>
  </office:automatic-styles>
  <office:body>
    <office:presentation>
      <draw:page draw:master-page-name="Standard" draw:style-name="stylePage0"/>
      <draw:page draw:master-page-name="Standard" draw:style-name="stylePage1">
        <draw:frame svg:x="0.000cm" svg:y="0.265cm" svg:height="1.852cm" svg:width="21.167cm">
          <table:table>
            <table:table-row table:style-name="gr1r0">
              <table:table-cell table:style-name="gr1r0c0">
                <text:p>
                  <text:span text:style-name="T_bb1dfa89749d5f460b1698d5d29aecf3">logo</text:span>
                </text:p>
              </table:table-cell>
              <table:table-cell table:style-name="gr1r0c1">
                <text:p>
                  <text:span text:style-name="T_1bcba7cf93ac505953e7e514ba894d44"> ملف رقم - تقرير خبرة قضائية </text:span>
                </text:p>
              </table:table-cell>
              <table:table-cell table:style-name="gr1r0c2">
                <text:p>
                  <text:span text:style-name="T_bb1dfa89749d5f460b1698d5d29aecf3">logo</text:span>
                </text:p>
              </table:table-cell>
            </table:table-row>
          </table:table>
        </draw:frame>
        <draw:frame svg:x="0.000cm" svg:y="27.914cm" svg:height="1.323cm" svg:width="20.876cm">
          <table:table>
            <table:table-row table:style-name="gr2r0">
              <table:table-cell table:style-name="gr2r0c0">
                <text:p>
                  <text:span text:style-name="T_7f80d7bb0b19b68ab30f98824bcd1d21">الخبير محمد لازم</text:span>
                </text:p>
              </table:table-cell>
              <table:table-cell table:style-name="gr2r0c1">
                <text:p>
                  <text:span text:style-name="T_45555564ec2533df8b1e21b4926e5ee7">2</text:span>
                </text:p>
              </table:table-cell>
            </table:table-row>
          </table:table>
        </draw:frame>
        <draw:frame draw:style-name="gr3" svg:width="18.521cm" svg:height="7.938cm" svg:x="0.000cm" svg:y="2.646cm">
          <draw:text-box>
            <text:p text:style-name="P_872200e6174fae164a281afea57b5073"/>
            <text:p text:style-name="P_ad05015e6e0bba4895e5a19f3272a407">
              <text:span text:style-name="T_82d34f496eaa9e9e668f463d1f7603c3">سلام تام بوجود مولانا الإمام</text:span>
              <text:span>
                <text:line-break/>
              </text:span>
              <text:span>
                <text:line-break/>
              </text:span>
              <text:span text:style-name="T_372c12346c20b33ee19f5319e4dff524">و بعد سيدي الرئيس</text:span>
              <text:span>
                <text:line-break/>
              </text:span>
              <text:span>
                <text:line-break/>
              </text:span>
              <text:span text:style-name="T_04270bdf032a0e517a317034a32950a3">يشرفني أن أوافي جانبكم بتقرير الخبرة الذي كلفت بإنجازه في الملف المشار إلى مراجعه أعلاه وفق الحكم المؤرخ </text:span>
            </text:p>
          </draw:text-box>
        </draw:frame>
      </draw:page>
      <draw:page draw:master-page-name="Standard" draw:style-name="stylePage2">
        <draw:frame svg:x="0.000cm" svg:y="0.265cm" svg:height="1.852cm" svg:width="21.167cm">
          <table:table>
            <table:table-row table:style-name="gr4r0">
              <table:table-cell table:style-name="gr4r0c0">
                <text:p>
                  <text:span text:style-name="T_bb1dfa89749d5f460b1698d5d29aecf3">logo</text:span>
                </text:p>
              </table:table-cell>
              <table:table-cell table:style-name="gr4r0c1">
                <text:p>
                  <text:span text:style-name="T_1bcba7cf93ac505953e7e514ba894d44"> ملف رقم - تقرير خبرة قضائية </text:span>
                </text:p>
              </table:table-cell>
              <table:table-cell table:style-name="gr4r0c2">
                <text:p>
                  <text:span text:style-name="T_bb1dfa89749d5f460b1698d5d29aecf3">logo</text:span>
                </text:p>
              </table:table-cell>
            </table:table-row>
          </table:table>
        </draw:frame>
        <draw:frame svg:x="0.000cm" svg:y="27.914cm" svg:height="1.323cm" svg:width="20.876cm">
          <table:table>
            <table:table-row table:style-name="gr5r0">
              <table:table-cell table:style-name="gr5r0c0">
                <text:p>
                  <text:span text:style-name="T_7f80d7bb0b19b68ab30f98824bcd1d21">الخبير محمد لازم</text:span>
                </text:p>
              </table:table-cell>
              <table:table-cell table:style-name="gr5r0c1">
                <text:p>
                  <text:span text:style-name="T_349a57dc2a9644957745cb9970ce6309">3</text:span>
                </text:p>
              </table:table-cell>
            </table:table-row>
          </table:table>
        </draw:frame>
      </draw:page>
      <draw:page draw:master-page-name="Standard" draw:style-name="stylePage3">
        <draw:frame svg:x="0.000cm" svg:y="0.265cm" svg:height="1.852cm" svg:width="21.167cm">
          <table:table>
            <table:table-row table:style-name="gr6r0">
              <table:table-cell table:style-name="gr6r0c0">
                <text:p>
                  <text:span text:style-name="T_bb1dfa89749d5f460b1698d5d29aecf3">logo</text:span>
                </text:p>
              </table:table-cell>
              <table:table-cell table:style-name="gr6r0c1">
                <text:p>
                  <text:span text:style-name="T_1bcba7cf93ac505953e7e514ba894d44"> ملف رقم - تقرير خبرة قضائية </text:span>
                </text:p>
              </table:table-cell>
              <table:table-cell table:style-name="gr6r0c2">
                <text:p>
                  <text:span text:style-name="T_bb1dfa89749d5f460b1698d5d29aecf3">logo</text:span>
                </text:p>
              </table:table-cell>
            </table:table-row>
          </table:table>
        </draw:frame>
        <draw:frame svg:x="0.000cm" svg:y="27.914cm" svg:height="1.323cm" svg:width="20.876cm">
          <table:table>
            <table:table-row table:style-name="gr7r0">
              <table:table-cell table:style-name="gr7r0c0">
                <text:p>
                  <text:span text:style-name="T_7f80d7bb0b19b68ab30f98824bcd1d21">الخبير محمد لازم</text:span>
                </text:p>
              </table:table-cell>
              <table:table-cell table:style-name="gr7r0c1">
                <text:p>
                  <text:span text:style-name="T_9311814e4b9b79e4ca3250204dd21f91">4</text:span>
                </text:p>
              </table:table-cell>
            </table:table-row>
          </table:table>
        </draw:frame>
        <draw:frame draw:style-name="gr8" svg:width="19.050cm" svg:height="25.665cm" svg:x="0.000cm" svg:y="2.117cm">
          <draw:text-box>
            <text:p text:style-name="P_872200e6174fae164a281afea57b5073"/>
            <text:p text:style-name="P_bee96542aefb3c142f48a9ac73643671">
              <text:span text:style-name="T_4669047ea210c9bf4b4d718ed36e9a18"> : عند توصلي بالمأمورية المسندة إلي من طرف المحكمة الموقرة ، قمت بالاجراءات التالية </text:span>
              <text:span>
                <text:line-break/>
              </text:span>
              <text:span>
                <text:line-break/>
              </text:span>
              <text:span text:style-name="T_5b1466834ad8516462a61805a2e071a2"> : عملا بالمقتضيات القانونية ، وجهت رسائل الاستدعاء إلى كل من </text:span>
            </text:p>
          </draw:text-box>
        </draw:frame>
        <draw:frame svg:x="0.000cm" svg:y="4.763cm" svg:height="1.852cm" svg:width="19.050cm">
          <table:table>
            <table:table-row table:style-name="gr9r0">
              <table:table-cell table:style-name="gr9r0c0">
                <text:p>
                  <text:span text:style-name="T_7577cf904387cd2e97eee95917fa5a3e">إستدعاء الأطراف و نوابهم طبقا للفصل </text:span>
                </text:p>
              </table:table-cell>
              <table:table-cell table:style-name="gr9r0c1">
                <text:p/>
              </table:table-cell>
              <table:table-cell table:style-name="gr9r0c2">
                <text:p>
                  <text:span text:style-name="T_86932bb59ce56cf71c2541f7afb252c2">2-1</text:span>
        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  <draw:gradient draw:name="gradient_3111685e1c6178a6298946f9acfa007c" draw:display-name="gradient_3111685e1c6178a6298946f9acfa007c" draw:style="linear" draw:start-intensity="100%" draw:end-intensity="100%" draw:start-color="#52302d" draw:end-color="#52302d" draw:border="0%" draw:angle="0"/>
    <draw:gradient draw:name="gradient_9022d872c52ad1037ed2de21f84c3b2d" draw:display-name="gradient_9022d872c52ad1037ed2de21f84c3b2d" draw:style="linear" draw:start-intensity="100%" draw:end-intensity="100%" draw:start-color="#c2994c" draw:end-color="#c2994c" draw:border="0%" draw:angle="180"/>
  </office:styles>
  <office:automatic-styles>
    <style:page-layout style:name="sPL0">
      <style:page-layout-properties fo:margin-top="0cm" fo:margin-bottom="0cm" fo:margin-left="0cm" fo:margin-right="0cm" fo:page-width="21.0cm" fo:page-height="29.7cm" style:print-orientation="portrait"/>
    </style:page-layout>
  </office:automatic-styles>
  <office:master-styles>
    <style:master-page style:name="Standard" style:display-name="Standard" style:page-layout-name="sPL0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8-11-24T17:23:46.000</dc:date>
    <dc:description/>
    <dc:subject/>
    <dc:title>Untitled Presentation</dc:title>
    <meta:creation-date>2018-11-24T17:23:46.000</meta:creation-date>
    <meta:initial-creator>Unknown Creator</meta:initial-creator>
    <meta:keyword/>
  </office:meta>
</office:document-meta>
</file>